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30000024BA763C47D07C9B924.png" manifest:media-type="image/png"/>
  <manifest:file-entry manifest:full-path="Pictures/10000201000001960000021A4D0C016EE1AED2B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6dfe1" officeooo:paragraph-rsid="0016df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draw:style-name="fr1" draw:name="Imagen2" text:anchor-type="paragraph" svg:x="2.997cm" svg:y="0.827cm" svg:width="11.92cm" svg:height="15.295cm" draw:z-index="1"><draw:image xlink:href="Pictures/10000201000001960000021A4D0C016EE1AED2BE.png" xlink:type="simple" xlink:show="embed" xlink:actuate="onLoad" loext:mime-type="image/png"/></draw:frame></text:p>
      <text:p text:style-name="P1">Lo he hecho así:</text:p>
      <text:p text:style-name="Standard"/>
      <text:p text:style-name="Standard"><draw:frame draw:style-name="fr1" draw:name="Imagen1" text:anchor-type="paragraph" svg:x="0cm" svg:y="0.035cm" svg:width="17cm" svg:height="8.885cm" draw:z-index="0"><draw:image xlink:href="Pictures/10000201000004630000024BA763C47D07C9B92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3T21:54:12.109000000</meta:creation-date>
    <dc:date>2019-10-13T21:55:55.577000000</dc:date>
    <meta:editing-duration>PT1M44S</meta:editing-duration>
    <meta:editing-cycles>1</meta:editing-cycles>
    <meta:document-statistic meta:table-count="0" meta:image-count="2" meta:object-count="0" meta:page-count="2" meta:paragraph-count="1" meta:word-count="4" meta:character-count="16" meta:non-whitespace-character-count="13"/>
    <meta:generator>LibreOffice/6.3.2.2$Windows_X86_64 LibreOffice_project/98b30e735bda24bc04ab42594c85f7fd8be07b9c</meta:generator>
  </office:meta>
</office:document-meta>
</file>